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style:font-name-asian="Arial1" style:font-name-complex="Arial1"/>
    </style:style>
    <style:style style:name="P6" style:family="paragraph" style:parent-style-name="Standard">
      <style:text-properties style:font-name="Arial" officeooo:rsid="001dc97c" officeooo:paragraph-rsid="001dc97c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1">C) <text:span text:style-name="T4">Hello World</text:span></text:p>
      <text:p text:style-name="P1">D) 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1">B) <text:span text:style-name="T4">IDEAL</text:span>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1"><text:soft-page-break/>B) <text:span text:style-name="T4">HellotestWorld</text:span>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1">B) <text:span text:style-name="T4">3</text:span>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1">A) <text:span text:style-name="T4">Good Morning</text:span>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1">A) <text:span text:style-name="T4">dooG</text:span>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1">C) <text:span text:style-name="T4">9String71</text:span>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HellotestWorld</text:p>
      <text:p text:style-name="P1">B) Hellotest</text:p>
      <text:p text:style-name="P1">C) <text:span text:style-name="T4">Compilation fails</text:span>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<text:soft-page-break/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<text:span text:style-name="T4">compile time error</text:span>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<text:span text:style-name="T4">A,C,D</text:span>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1">A) Super class block will execute first</text:p>
      <text:p text:style-name="P1">B) <text:span text:style-name="T4">Sub class catch block will execute first</text:span>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 I<text:span text:style-name="T4">nfinity</text:span>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Welcome John</text:p>
      <text:p text:style-name="P1">B) null</text:p>
      <text:p text:style-name="P1">C) <text:span text:style-name="T4">Compilation fails</text:span>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1">B) <text:span text:style-name="T4">ClassCastException</text:span>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1">B) <text:span text:style-name="T4">Hello</text:span>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1">B) <text:span text:style-name="T4">ArrayIndexOutOfBoundsException</text:span>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E) <text:span text:style-name="T4">E</text:span>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<text:soft-page-break/>A) create directory "test" and a file name as "test.txt</text:p>
      <text:p text:style-name="P7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d<text:span text:style-name="T4">)All of the above</text:span></text:p>
      <text:p text:style-name="P1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6">Singleton</text:p>
      <text:p text:style-name="P1"/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<text:soft-page-break/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1">a) Error</text:p>
      <text:p text:style-name="P1">b) Hello</text:p>
      <text:p text:style-name="P1">c) 36</text:p>
      <text:p text:style-name="P1">d) <text:span text:style-name="T4">Hello 36</text:span>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/text:p>
      <text:p text:style-name="P1">a) 2 8 5 1</text:p>
      <text:p text:style-name="P1">b) 1 5 8 2</text:p>
      <text:p text:style-name="P1">c)<text:span text:style-name="T4"> 1 2 5 8</text:span>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1">a) <text:span text:style-name="T4">{0, 1, 3, 4}</text:span>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6T17:21:13.029182641</dc:date>
    <meta:editing-duration>PT30M56S</meta:editing-duration>
    <meta:editing-cycles>1</meta:editing-cycles>
    <meta:document-statistic meta:table-count="0" meta:image-count="0" meta:object-count="0" meta:page-count="12" meta:paragraph-count="325" meta:word-count="1149" meta:character-count="7213" meta:non-whitespace-character-count="6388"/>
  </office:meta>
</office:document-meta>
</file>